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728f8" officeooo:paragraph-rsid="001728f8"/>
    </style:style>
    <style:style style:name="P2" style:family="paragraph" style:parent-style-name="Text_20_body">
      <style:text-properties officeooo:rsid="001728f8" officeooo:paragraph-rsid="001728f8"/>
    </style:style>
    <style:style style:name="P3" style:family="paragraph" style:parent-style-name="Text_20_body">
      <style:text-properties officeooo:rsid="001a6663" officeooo:paragraph-rsid="001a6663"/>
    </style:style>
    <style:style style:name="P4" style:family="paragraph" style:parent-style-name="Text_20_body">
      <style:text-properties officeooo:rsid="001a6663" officeooo:paragraph-rsid="001bda64"/>
    </style:style>
    <style:style style:name="P5" style:family="paragraph" style:parent-style-name="Heading_20_1">
      <style:text-properties officeooo:rsid="001728f8" officeooo:paragraph-rsid="001728f8"/>
    </style:style>
    <style:style style:name="P6" style:family="paragraph" style:parent-style-name="Heading_20_1">
      <style:text-properties officeooo:rsid="001c3c8a" officeooo:paragraph-rsid="001c3c8a"/>
    </style:style>
    <style:style style:name="P7" style:family="paragraph" style:parent-style-name="Text_20_body">
      <style:text-properties officeooo:paragraph-rsid="001c3c8a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officeooo:rsid="0018f6c1"/>
    </style:style>
    <style:style style:name="T2" style:family="text">
      <style:text-properties officeooo:rsid="001bda64"/>
    </style:style>
    <style:style style:name="T3" style:family="text">
      <style:text-properties officeooo:rsid="001c3c8a"/>
    </style:style>
    <style:style style:name="T4" style:family="text">
      <style:text-properties officeooo:rsid="001dc9ca"/>
    </style:style>
    <style:style style:name="T5" style:family="text">
      <style:text-properties officeooo:rsid="001edc56"/>
    </style:style>
    <style:style style:name="T6" style:family="text">
      <style:text-properties fo:font-size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917in" fo:min-width="0.1917in" style:run-through="foreground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1929in" fo:min-width="0.1929in" style:run-through="foreground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1.4992in" fo:min-width="1.729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ural Networks</text:p>
      <text:h text:style-name="P5" text:outline-level="1">I. What is a Neural Network?</text:h>
      <text:p text:style-name="P2">Neural networks are a model for supervised or unsupervised learning that act similar to how the brain works. We take a linear model, with inputs <draw:frame draw:style-name="fr1" draw:name="Object2" text:anchor-type="as-char" svg:y="-0.1484in" svg:width="1.7917in" svg:height="0.2091in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">and output</text:span> <draw:frame draw:style-name="fr1" draw:name="Object1" text:anchor-type="as-char" svg:y="-0.152in" svg:width="2.1484in" svg:height="0.2134in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3">A neural network is essentially layers upon layers of these models, where each edge in the graph represents a weight to multiply the input with. We have layers upon layers of these nodes, mapping the last layer’s output to the next layer.</text:p>
      <text:p text:style-name="P4"><draw:g text:anchor-type="paragraph" draw:z-index="2" draw:name="DrawObject1" draw:style-name="gr1"><draw:custom-shape draw:name="Shape1" draw:style-name="gr2" draw:text-style-name="P8" svg:width="0.2713in" svg:height="0.2713in" svg:x="-0.0063in" svg:y="-0.0783in"><text:p text:style-name="P8">x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0" draw:style-name="gr2" draw:text-style-name="P8" svg:width="0.2713in" svg:height="0.2713in" svg:x="-0.0063in" svg:y="0.2654in"><text:p text:style-name="P8">x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1" draw:style-name="gr3" draw:text-style-name="P9" svg:width="0.2724in" svg:height="0.2724in" svg:x="-0.0047in" svg:y="0.9646in"><text:p text:style-name="P9"><text:span text:style-name="T6">x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2" draw:style-name="gr3" draw:text-style-name="P9" svg:width="0.2724in" svg:height="0.2724in" svg:x="-0.0063in" svg:y="0.5988in"><text:p text:style-name="P9"><text:span text:style-name="T6">..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3" draw:style-name="gr2" draw:text-style-name="P8" svg:width="0.2713in" svg:height="0.2713in" svg:x="1.4417in" svg:y="0.4319in"><text:p text:style-name="P8">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4" draw:text-style-name="P9" svg:x1="0.2642in" svg:y1="0.0673in" svg:x2="1.5047in" svg:y2="0.4843in"><text:p text:style-name="P10"><text:span text:style-name="T6">w0</text:span></text:p></draw:line><draw:line draw:name="Shape3" draw:style-name="gr4" draw:text-style-name="P8" svg:x1="0.2654in" svg:y1="0.4008in" svg:x2="1.4425in" svg:y2="0.5988in"><text:p text:style-name="P10">w1</text:p></draw:line><draw:line draw:name="Shape4" draw:style-name="gr5" draw:text-style-name="P10" svg:x1="0.2654in" svg:y1="0.7654in" svg:x2="1.5035in" svg:y2="0.6508in"><text:p/></draw:line><draw:line draw:name="Shape5_0" draw:style-name="gr4" draw:text-style-name="P8" svg:x1="0.2673in" svg:y1="1.098in" svg:x2="1.5772in" svg:y2="0.7028in"><text:p text:style-name="P10">wn</text:p></draw:line></draw:g><draw:custom-shape text:anchor-type="paragraph" draw:z-index="0" draw:name="Shape6" draw:style-name="gr6" draw:text-style-name="P11" svg:width="1.7295in" svg:height="1.4996in" svg:x="-0.0063in" svg:y="-0.0783in"><text:p/><draw:enhanced-geometry svg:viewBox="0 0 21600 21600" draw:type="rectangle" draw:enhanced-path="M 0 0 L 21600 0 21600 21600 0 21600 0 0 Z N"/></draw:custom-shape>This simple neural network with one layer is the first example we will look at.<text:span text:style-name="T2"> The input layer takes in n inputs, and the weights are applied to them and <text:s/>then a special function called an activation function is applied to the result, <text:s/>which gives us our output. We will examine more complex networks to <text:s/>elaborate on this principle.</text:span></text:p>
      <text:p text:style-name="P4"/>
      <text:h text:style-name="P6" text:outline-level="1">II. Steps in evaluating the output of a neural network</text:h>
      <text:p text:style-name="P7">// <text:span text:style-name="T3">Draw out a 3 layer network</text:span></text:p>
      <text:p text:style-name="P7">// <text:span text:style-name="T3">describe the following steps: input, apply the weights, </text:span><text:a xlink:type="simple" xlink:href="https://en.wikipedia.org/wiki/Activation_function" text:style-name="Internet_20_link" text:visited-style-name="Visited_20_Internet_20_Link"><text:span text:style-name="T3">apply activation function</text:span></text:a><text:span text:style-name="T3">, then these act as the <text:s/>// new inputs to the next layer. </text:span><text:span text:style-name="T5">This process is called feed forward</text:span></text:p>
      <text:p text:style-name="P7">// <text:span text:style-name="T3">Gradient Descent is used to train the network </text:span><text:span text:style-name="T4">in the backpropogation phase </text:span><text:span text:style-name="T5">when training the NN, using some error function we predefined (cross entropy, MSE)</text:span></text:p>
      <text:p text:style-name="P7">//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3T19:20:13.051000983</meta:creation-date>
    <meta:editing-duration>PT16M26S</meta:editing-duration>
    <meta:editing-cycles>3</meta:editing-cycles>
    <meta:generator>LibreOffice/7.1.3.2$Linux_X86_64 LibreOffice_project/12a8e3cbd24a3757385a302d290655d4f3c7ebf1</meta:generator>
    <dc:date>2021-05-23T20:28:19.482304762</dc:date>
    <meta:document-statistic meta:table-count="0" meta:image-count="0" meta:object-count="2" meta:page-count="1" meta:paragraph-count="10" meta:word-count="211" meta:character-count="1195" meta:non-whitespace-character-count="98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ver accent="true">
                <mi>x</mi>
                <mo stretchy="false">⃗</mo>
              </mover>
              <mi>,</mi>
              <mover accent="true">
                <mi>w</mi>
                <mo stretchy="false">⃗</mo>
              </mover>
            </mrow>
          </mrow>
          <mo fence="true" form="postfix" stretchy="false">)</mo>
        </mrow>
        <mo stretchy="false">=</mo>
        <msub>
          <mi>w</mi>
          <mn>1</mn>
        </msub>
      </mrow>
      <mrow>
        <msub>
          <mi>x</mi>
          <mn>1</mn>
        </msub>
        <mo stretchy="false">+</mo>
        <mn>...</mn>
        <mo stretchy="false">+</mo>
        <msub>
          <mi>w</mi>
          <mi>n</mi>
        </msub>
      </mrow>
      <mrow>
        <msub>
          <mi>x</mi>
          <mi>n</mi>
        </msub>
        <mo stretchy="false">=</mo>
        <mrow>
          <mover accent="true">
            <mi>w</mi>
            <mo stretchy="false">⃗</mo>
          </mover>
          <mo stretchy="false">⋅</mo>
          <mover accent="true">
            <mi>x</mi>
            <mo stretchy="false">⃗</mo>
          </mover>
        </mrow>
      </mrow>
    </mrow>
    <annotation encoding="StarMath 5.0">f(vec x, vec w) = w_1 x_1 + ... + w_n x_n= vec w cdot vec x</annotation>
  </semantics>
</math>
</file>

<file path=Object 2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sub>
          <mi>x</mi>
          <mn>1</mn>
        </msub>
      </mrow>
      <mi>,</mi>
      <mn>...</mn>
      <mi>,</mi>
      <msub>
        <mi>x</mi>
        <mi>n</mi>
      </msub>
      <mi>;</mi>
      <mrow>
        <mover accent="true">
          <mi>w</mi>
          <mo stretchy="false">⃗</mo>
        </mover>
        <mo stretchy="false">=</mo>
        <msub>
          <mi>w</mi>
          <mn>1</mn>
        </msub>
      </mrow>
      <mi>,</mi>
      <mn>...</mn>
      <msub>
        <mi>w</mi>
        <mi>n</mi>
      </msub>
    </mrow>
    <annotation encoding="StarMath 5.0">vec x = x_1, ..., x_n ; vec w = w_1, ... w_n</annotation>
  </semantics>
</math>
</file>